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05cm" svg:stroke-color="#000000" draw:fill="none" draw:fill-color="#ffffff" fo:min-height="1.5cm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fill="none" draw:fill-color="#ffffff" fo:min-height="0.033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fo:min-height="0.3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text-underline-style="none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666666" fo:font-size="12pt" style:font-size-asian="12pt" style:font-size-complex="12pt"/>
    </style:style>
    <style:style style:name="P5" style:family="paragraph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6" style:family="paragraph">
      <style:paragraph-properties fo:text-align="center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paragraph-properties fo:text-align="start"/>
      <style:text-properties fo:color="#000000"/>
    </style:style>
    <style:style style:name="P9" style:family="paragraph">
      <style:paragraph-properties fo:text-align="start"/>
      <style:text-properties fo:color="#000000" fo:font-size="12pt" style:font-size-asian="12pt" style:font-size-complex="12pt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7.682cm" svg:y="3.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7cm" svg:y1="4.6cm" svg:x2="22.7cm" svg:y2="4.6cm">
            <text:p/>
          </draw:line>
          <draw:g>
            <draw:custom-shape draw:style-name="gr3" draw:text-style-name="P1" draw:layer="layout" svg:width="1.9cm" svg:height="0.5cm" svg:x="20.4cm" svg:y="3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1cm" svg:y1="4.3cm" svg:x2="21cm" svg:y2="3.8cm">
              <text:p/>
            </draw:line>
            <draw:line draw:style-name="gr2" draw:text-style-name="P1" draw:layer="layout" svg:x1="21.7cm" svg:y1="4.3cm" svg:x2="21.7cm" svg:y2="3.8cm">
              <text:p/>
            </draw:line>
          </draw:g>
          <draw:line draw:style-name="gr4" draw:text-style-name="P1" draw:layer="layout" svg:x1="21.8cm" svg:y1="3.9cm" svg:x2="22.2cm" svg:y2="4.2cm">
            <text:p/>
          </draw:line>
          <draw:line draw:style-name="gr4" draw:text-style-name="P1" draw:layer="layout" svg:x1="21.8cm" svg:y1="4.2cm" svg:x2="22.2cm" svg:y2="3.9cm">
            <text:p/>
          </draw:line>
          <draw:line draw:style-name="gr5" draw:text-style-name="P1" draw:layer="layout" svg:x1="20.5cm" svg:y1="4.2cm" svg:x2="20.9cm" svg:y2="4.2cm">
            <text:p/>
          </draw:line>
          <draw:custom-shape draw:style-name="gr6" draw:text-style-name="P1" draw:layer="layout" svg:width="0.5cm" svg:height="0.3cm" svg:x="21.1cm" svg:y="3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7.9cm" svg:y="3.9cm">
            <draw:text-box>
              <text:p><text:span text:style-name="T1">Adding A New Members Account</text:span><text:span text:style-name="T2"> Interface</text:span></text:p>
            </draw:text-box>
          </draw:frame>
        </draw:g>
        <draw:custom-shape draw:style-name="gr8" draw:text-style-name="P4" draw:layer="layout" svg:width="5.6cm" svg:height="0.5cm" svg:x="10.5cm" svg:y="7.2cm">
          <text:p text:style-name="P3"><text:span text:style-name="T3">Firs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6cm" svg:height="0.5cm" svg:x="16.4cm" svg:y="7.2cm">
          <text:p text:style-name="P3"><text:span text:style-name="T3">Last 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cm" svg:height="0.5cm" svg:x="12.3cm" svg:y="8.7cm">
          <text:p text:style-name="P3"><text:span text:style-name="T3">Postcode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2.1cm" svg:height="1.8cm" svg:x="10.5cm" svg:y="5.8cm">
          <draw:text-box>
            <text:p><text:span text:style-name="T4">Adding A New Members Account</text:span></text:p>
          </draw:text-box>
        </draw:frame>
        <draw:custom-shape draw:style-name="gr10" draw:text-style-name="P6" draw:layer="layout" svg:width="6.9cm" svg:height="0.8cm" svg:x="11.7cm" svg:y="16.2cm">
          <text:p text:style-name="P1"><text:span text:style-name="T5">Add Member</text:span></text:p>
          <draw:enhanced-geometry svg:viewBox="0 0 21600 21600" draw:path-stretchpoint-x="10800" draw:path-stretchpoint-y="10800" draw:text-areas="?f3 ?f4 ?f5 ?f6" draw:type="round-rectangle" draw:modifiers="2587.68718801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1" draw:text-style-name="P1" draw:layer="layout" svg:x1="7.688cm" svg:y1="5.198cm" svg:x2="22.688cm" svg:y2="5.198cm">
            <text:p/>
          </draw:line>
          <draw:frame draw:style-name="gr12" draw:text-style-name="P7" draw:layer="layout" svg:width="4cm" svg:height="0.733cm" svg:x="7.988cm" svg:y="4.565cm">
            <draw:text-box>
              <text:p><text:span text:style-name="T6">Product</text:span></text:p>
            </draw:text-box>
          </draw:frame>
          <draw:line draw:style-name="gr11" draw:text-style-name="P1" draw:layer="layout" svg:x1="10.088cm" svg:y1="4.598cm" svg:x2="10.088cm" svg:y2="5.198cm">
            <text:p/>
          </draw:line>
          <draw:line draw:style-name="gr11" draw:text-style-name="P1" draw:layer="layout" svg:x1="12.188cm" svg:y1="4.598cm" svg:x2="12.188cm" svg:y2="5.198cm">
            <text:p/>
          </draw:line>
          <draw:frame draw:style-name="gr13" draw:text-style-name="P7" draw:layer="layout" svg:width="4cm" svg:height="0.733cm" svg:x="10.388cm" svg:y="4.566cm">
            <draw:text-box>
              <text:p><text:span text:style-name="T6">Stock</text:span></text:p>
            </draw:text-box>
          </draw:frame>
          <draw:line draw:style-name="gr11" draw:text-style-name="P1" draw:layer="layout" svg:x1="14.488cm" svg:y1="4.598cm" svg:x2="14.488cm" svg:y2="5.198cm">
            <text:p/>
          </draw:line>
          <draw:frame draw:style-name="gr13" draw:text-style-name="P7" draw:layer="layout" svg:width="4cm" svg:height="0.733cm" svg:x="12.488cm" svg:y="4.567cm">
            <draw:text-box>
              <text:p><text:span text:style-name="T6">Order</text:span></text:p>
            </draw:text-box>
          </draw:frame>
          <draw:line draw:style-name="gr11" draw:text-style-name="P1" draw:layer="layout" svg:x1="17.188cm" svg:y1="4.598cm" svg:x2="17.188cm" svg:y2="5.198cm">
            <text:p/>
          </draw:line>
          <draw:frame draw:style-name="gr13" draw:text-style-name="P7" draw:layer="layout" svg:width="4cm" svg:height="0.733cm" svg:x="14.688cm" svg:y="4.568cm">
            <draw:text-box>
              <text:p><text:span text:style-name="T6">Employee</text:span></text:p>
            </draw:text-box>
          </draw:frame>
          <draw:line draw:style-name="gr11" draw:text-style-name="P1" draw:layer="layout" svg:x1="19.988cm" svg:y1="4.598cm" svg:x2="19.988cm" svg:y2="5.198cm">
            <text:p/>
          </draw:line>
          <draw:frame draw:style-name="gr13" draw:text-style-name="P7" draw:layer="layout" svg:width="4cm" svg:height="0.733cm" svg:x="17.588cm" svg:y="4.568cm">
            <draw:text-box>
              <text:p><text:span text:style-name="T6">Member</text:span></text:p>
            </draw:text-box>
          </draw:frame>
          <draw:frame draw:style-name="gr13" draw:text-style-name="P7" draw:layer="layout" svg:width="4cm" svg:height="0.733cm" svg:x="20.388cm" svg:y="4.571cm">
            <draw:text-box>
              <text:p><text:span text:style-name="T6">Help</text:span></text:p>
            </draw:text-box>
          </draw:frame>
        </draw:g>
        <draw:custom-shape draw:style-name="gr8" draw:text-style-name="P9" draw:layer="layout" svg:width="1.9cm" svg:height="0.5cm" svg:x="8.3cm" svg:y="7.2cm">
          <text:p text:style-name="P8"><text:span text:style-name="T7">Mr.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5cm" svg:height="0.5cm" svg:x="9.7cm" svg:y="7.2cm"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2.394cm" svg:height="0.725cm" svg:x="9.924cm" svg:y="8.6cm">
          <draw:text-box>
            <text:p><text:span text:style-name="T8">Postcode:</text:span></text:p>
          </draw:text-box>
        </draw:frame>
        <draw:custom-shape draw:style-name="gr8" draw:text-style-name="P4" draw:layer="layout" svg:width="7cm" svg:height="0.5cm" svg:x="12.325cm" svg:y="9.501cm">
          <text:p text:style-name="P3"><text:span text:style-name="T3">Postcode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963cm" svg:height="0.725cm" svg:x="10.349cm" svg:y="9.401cm">
          <draw:text-box>
            <text:p><text:span text:style-name="T8">County:</text:span></text:p>
          </draw:text-box>
        </draw:frame>
        <draw:custom-shape draw:style-name="gr8" draw:text-style-name="P4" draw:layer="layout" svg:width="7cm" svg:height="0.5cm" svg:x="12.325cm" svg:y="10.301cm">
          <text:p text:style-name="P3"><text:span text:style-name="T3">Postcode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344cm" svg:height="0.725cm" svg:x="10.949cm" svg:y="10.201cm">
          <draw:text-box>
            <text:p><text:span text:style-name="T8">City:</text:span></text:p>
          </draw:text-box>
        </draw:frame>
        <draw:custom-shape draw:style-name="gr8" draw:text-style-name="P4" draw:layer="layout" svg:width="7cm" svg:height="0.5cm" svg:x="12.325cm" svg:y="11.101cm">
          <text:p text:style-name="P3"><text:span text:style-name="T3">Postcode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611cm" svg:height="0.725cm" svg:x="10.749cm" svg:y="11.001cm">
          <draw:text-box>
            <text:p><text:span text:style-name="T8">Town:</text:span></text:p>
          </draw:text-box>
        </draw:frame>
        <draw:custom-shape draw:style-name="gr8" draw:text-style-name="P4" draw:layer="layout" svg:width="7cm" svg:height="0.5cm" svg:x="12.325cm" svg:y="11.901cm">
          <text:p text:style-name="P3"><text:span text:style-name="T3">Postcode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755cm" svg:height="0.725cm" svg:x="10.649cm" svg:y="11.801cm">
          <draw:text-box>
            <text:p><text:span text:style-name="T8">Street:</text:span></text:p>
          </draw:text-box>
        </draw:frame>
        <draw:custom-shape draw:style-name="gr8" draw:text-style-name="P4" draw:layer="layout" svg:width="7cm" svg:height="0.5cm" svg:x="12.325cm" svg:y="12.801cm">
          <text:p text:style-name="P3"><text:span text:style-name="T3">Postcode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2.746cm" svg:height="0.725cm" svg:x="9.649cm" svg:y="12.701cm">
          <draw:text-box>
            <text:p><text:span text:style-name="T8">House No. :</text:span></text:p>
          </draw:text-box>
        </draw:frame>
        <draw:custom-shape draw:style-name="gr8" draw:text-style-name="P4" draw:layer="layout" svg:width="7cm" svg:height="0.5cm" svg:x="12.325cm" svg:y="13.601cm">
          <text:p text:style-name="P3"><text:span text:style-name="T3">Postcode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4.219cm" svg:height="0.725cm" svg:x="8.149cm" svg:y="13.501cm">
          <draw:text-box>
            <text:p><text:span text:style-name="T8">Telephone Number:</text:span></text:p>
          </draw:text-box>
        </draw:frame>
        <draw:custom-shape draw:style-name="gr8" draw:text-style-name="P4" draw:layer="layout" svg:width="7cm" svg:height="0.5cm" svg:x="12.325cm" svg:y="14.501cm">
          <text:p text:style-name="P3"><text:span text:style-name="T3">Postcode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.683cm" svg:height="0.725cm" svg:x="10.649cm" svg:y="14.401cm">
          <draw:text-box>
            <text:p><text:span text:style-name="T8">Email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5-01-13T14:18:31.422000000</dc:date>
    <meta:editing-duration>PT19M23S</meta:editing-duration>
    <meta:editing-cycles>5</meta:editing-cycles>
    <meta:generator>LibreOffice/4.2.5.2$Windows_x86 LibreOffice_project/61cb170a04bb1f12e77c884eab9192be736ec5f5</meta:generator>
    <meta:document-statistic meta:object-count="47"/>
  </office:meta>
</office:document-meta>
</file>